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top="0in" fo:margin-bottom="0.139in" loext:contextual-spacing="false" fo:line-height="115%" fo:text-align="start" style:justify-single-word="false"/>
    </style:style>
    <style:style style:name="P2" style:family="paragraph" style:parent-style-name="Standard">
      <style:paragraph-properties fo:margin-top="0in" fo:margin-bottom="0.139in" loext:contextual-spacing="false"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T1" style:family="text">
      <style:text-properties style:use-window-font-color="true" style:font-name="Calibri1" fo:font-size="11pt" fo:font-weight="normal" fo:background-color="transparent" loext:char-shading-value="0" style:font-name-asian="Calibri1" style:font-name-complex="Calibri1"/>
    </style:style>
    <style:style style:name="T2" style:family="text">
      <style:text-properties fo:color="#0000ff" style:font-name="Calibri1" fo:font-size="11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Calibri1" style:font-name-complex="Calibri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x4_3----</text:p>
      <text:p text:style-name="P2">Objective: <text:s/></text:p>
      <text:p text:style-name="P2"><text:tab/>Working with a word list, write a password cracking script that can handle multiple encryption formats within a shadow file.</text:p>
      <text:p text:style-name="P2"/>
      <text:p text:style-name="P2">Prereqs: </text:p>
      <text:p text:style-name="P2"><text:tab/>passlib</text:p>
      <text:p text:style-name="P2"/>
      <text:p text:style-name="P2"/>
      <text:p text:style-name="P2">Narrative:</text:p>
      <text:p text:style-name="P2"><text:tab/>As we have previously seen, Python modules can be used to add strong forensic and pentesting capabilities to any script. <text:s/>In this scenario, we will be utilizing those capabilities to discover the passwords for multiple accounts off a Linux server. <text:s/>Using the provided word list of passwords, build a script that can handle the Linux passwd and shadow files to decrypt the salted hashes for the below accounts. <text:s/>Keep in mind that Linux offers multiple hashing algorithms for shadow files.</text:p>
      <text:p text:style-name="P2"><text:tab/></text:p>
      <text:p text:style-name="P2">References:</text:p>
      <text:p text:style-name="P2"><text:tab/>Violent Python Ch1</text:p>
      <text:p text:style-name="P2"/>
      <text:p text:style-name="P1"><text:span text:style-name="T1"><text:tab/></text:span><text:a xlink:type="simple" xlink:href="http://www.yourownlinux.com/2015/08/etc-shadow-file-format-in-linux-explained.html" text:style-name="Internet_20_link" text:visited-style-name="Visited_20_Internet_20_Link"><text:span text:style-name="T2">http://www.yourownlinux.com/2015/08/etc-shadow-file-format-in-linux-explained.html</text:span></text:a></text:p>
      <text:p text:style-name="P2"/>
      <text:p text:style-name="P2">Challenge:</text:p>
      <text:p text:style-name="P2"><text:tab/>Using the Kali / Metasploit supplied password.lst file, write a script that can crack the passwords in the shadow file.</text:p>
      <text:p text:style-name="P2"/>
      <text:p text:style-name="P2">Data: </text:p>
      <text:p text:style-name="P2"><text:tab/>Ex4_3_data.txt - shadow file</text:p>
      <text:p text:style-name="P2">Hint 1:</text:p>
      <text:p text:style-name="P2"/>
      <text:p text:style-name="P2"><text:soft-page-break/>Hint 2 - Walkthrough:</text:p>
      <text:p text:style-name="P2"><text:tab/>The passlib library provides easy to use functions for testing many different password hash types found on *NIX systems. <text:s/>This file contains 3 different algorithms types founds on different NIX systems. <text:s/>The hashing algorithm type is determined by the first number in the password field. <text:s/>In this file, you will find MD-5 (1), SHA-256 (5), and SHA-512 (6). <text:s/>With passlib, it isn't necessary to know the exact sequence of salting and encrypting. <text:s/>All of the standard NIX crypto functions perform multiple rounds of salting and encrypting, thus, if you were trying to build something that could do the complete encryption algorithm, you would need to look up the exact round number and sequence for that encryption on the particular system.</text:p>
      <text:p text:style-name="P2"><text:tab/>For each of the lines in the file, the first thing is to parse out the password field for each user. <text:s/>Within that field, use the first number to determine the passlib hashing algorithm to use. <text:s/>After that, it will be necessary to load up the password file. <text:s/>For each word in the password file, run the word through the passlib hashing algorithm, and then compare the results to the hash from the shadow file. <text:s/>Note that you need to pass the entire password field to the verify function along with the word to test it against.</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start" style:text-autospace="ideograph-alpha" style:line-break="strict" style:writing-mode="lr-tb" style:font-independent-line-spacing="false">
        <style:tab-stops/>
      </style:paragraph-properties>
      <style:text-properties style:use-window-font-color="true"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0-17T09:26:34.895914879</dc:date>
    <meta:editing-duration>PT14S</meta:editing-duration>
    <meta:editing-cycles>1</meta:editing-cycles>
    <meta:generator>LibreOffice/5.1.6.1.0$Linux_X86_64 LibreOffice_project/10$Build-1</meta:generator>
    <meta:document-statistic meta:table-count="0" meta:image-count="0" meta:object-count="0" meta:page-count="2" meta:paragraph-count="19" meta:word-count="360" meta:character-count="2237" meta:non-whitespace-character-count="1870"/>
  </office:meta>
</office:document-meta>
</file>